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667cm" fo:padding-top="0.125cm" fo:padding-bottom="0.125cm" fo:padding-left="0.25cm" fo:padding-right="0.25cm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667cm" fo:padding-top="0.125cm" fo:padding-bottom="0.125cm" fo:padding-left="0.25cm" fo:padding-right="0.25cm"/>
    </style:style>
    <style:style style:name="gr10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1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538cm" fo:padding-top="0.125cm" fo:padding-bottom="0.125cm" fo:padding-left="0.25cm" fo:padding-right="0.25cm"/>
    </style:style>
    <style:style style:name="gr12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95cm" fo:padding-top="0.125cm" fo:padding-bottom="0.125cm" fo:padding-left="0.25cm" fo:padding-right="0.25cm"/>
    </style:style>
    <style:style style:name="gr13" style:family="graphic" style:parent-style-name="objectwithoutfill">
      <style:graphic-properties svg:stroke-width="0.1cm" draw:marker-start-width="0.45cm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45cm" draw:marker-end-width="0.45cm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cm" draw:marker-start-width="0.3cm" draw:marker-end-width="0.3cm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color="#000000" draw:fill="none" draw:fill-color="#ffffff" fo:min-height="0.75cm"/>
    </style:style>
    <style:style style:name="gr17" style:family="graphic" style:parent-style-name="standard">
      <style:graphic-properties draw:stroke="none" svg:stroke-color="#000000" draw:fill="none" draw:fill-color="#ffffff" fo:min-height="0.25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5cm"/>
    </style:style>
    <style:style style:name="gr20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25cm" fo:padding-top="0.125cm" fo:padding-bottom="0.125cm" fo:padding-left="0.25cm" fo:padding-right="0.25cm"/>
    </style:style>
    <style:style style:name="gr21" style:family="graphic" style:parent-style-name="standard">
      <style:graphic-properties draw:stroke="none" svg:stroke-color="#000000" draw:fill="none" draw:fill-color="#ffffff" fo:min-height="0.413cm"/>
    </style:style>
    <style:style style:name="gr22" style:family="graphic" style:parent-style-name="standard">
      <style:graphic-properties draw:stroke="none" svg:stroke-color="#000000" draw:fill="none" draw:fill-color="#ffffff" fo:min-height="0.313cm"/>
    </style:style>
    <style:style style:name="gr23" style:family="graphic" style:parent-style-name="standard">
      <style:graphic-properties draw:stroke="none" svg:stroke-color="#000000" draw:fill="none" draw:fill-color="#ffffff" fo:min-height="0.838c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fo:text-align="center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font-weight="bold" style:font-size-asian="18pt" style:font-size-complex="18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Arial Unicode MS" style:font-size-asian="15pt" style:font-style-asian="normal" style:font-weight-asian="bold" style:font-name-complex="Tahoma" style:font-size-complex="15pt" style:font-style-complex="normal" style:font-weight-complex="bold" style:text-emphasize="none" style:font-relief="none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text-shadow="none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fo:font-size="10pt" fo:text-shadow="none" style:text-underline-style="none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do">
        <office:forms form:automatic-focus="false" form:apply-design-mode="false"/>
        <draw:custom-shape draw:style-name="gr1" draw:text-style-name="P1" draw:layer="layout" svg:width="3.299cm" svg:height="1.794cm" svg:x="21.701cm" svg:y="3.19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draw:layer="layout" svg:width="3.5cm" svg:height="2cm" svg:x="25.5cm" svg:y="3.5cm">
          <text:p/>
        </draw:rect>
        <draw:custom-shape draw:style-name="gr3" draw:text-style-name="P1" draw:layer="layout" svg:width="2.38cm" svg:height="1.294cm" svg:x="22.16cm" svg:y="3.4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xml:id="id4" draw:id="id4" draw:layer="controls" svg:width="3.9cm" svg:height="2.602cm" svg:x="10.8cm" svg:y="12.687cm">
          <draw:text-box>
            <text:p text:style-name="P3"><text:span text:style-name="T1">IdInmueble</text:span></text:p>
            <text:p text:style-name="P3"><text:span text:style-name="T2">Direccion (String)</text:span></text:p>
            <text:p text:style-name="P3"><text:span text:style-name="T2">Poblacion (String)</text:span></text:p>
            <text:p text:style-name="P3"><text:span text:style-name="T2">Municipio(String)</text:span></text:p>
            <text:p text:style-name="P3"><text:span text:style-name="T2">Precio (Float)</text:span></text:p>
            <text:p text:style-name="P3"><text:span text:style-name="T2">m2</text:span></text:p>
          </draw:text-box>
          <draw:glue-point draw:id="4" svg:x="5cm" svg:y="-1.775cm"/>
        </draw:frame>
        <draw:custom-shape draw:style-name="gr5" draw:text-style-name="P6" xml:id="id14" draw:id="id14" draw:layer="controls" svg:width="3.9cm" svg:height="0.599cm" svg:x="10.8cm" svg:y="12.083cm">
          <text:p text:style-name="P5"><text:span text:style-name="T3">Inmuebl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7.9cm" svg:height="0.5cm" svg:x="1.5cm" svg:y="1.5cm">
          <text:p text:style-name="P7"><text:span text:style-name="T4">Inmobiliaria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1" draw:id="id1" draw:layer="layout" svg:width="0.63cm" svg:height="0.5cm" svg:x="12.435cm" svg:y="15.683cm">
          <text:p text:style-name="P2"><text:span text:style-name="T2">d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8" draw:text-style-name="P2" draw:layer="layout" svg:width="0.578cm" svg:height="0.653cm" svg:x="27.921cm" svg:y="6.937cm" svg:viewBox="0 0 579 654" svg:d="M0 647c1115 87 276-647 276-647">
          <text:p/>
        </draw:path>
        <draw:custom-shape draw:style-name="gr7" draw:text-style-name="P10" xml:id="id15" draw:id="id15" draw:layer="layout" svg:width="2.7cm" svg:height="0.72cm" svg:x="8cm" svg:y="9.5cm">
          <text:p text:style-name="P3"><text:span text:style-name="T1">Fecha_inicio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9" draw:text-style-name="P4" draw:layer="layout" svg:width="3.1cm" svg:height="1.204cm" svg:x="25.7cm" svg:y="4.179cm">
          <draw:text-box>
            <text:p/>
          </draw:text-box>
        </draw:frame>
        <draw:custom-shape draw:style-name="gr10" draw:text-style-name="P6" draw:layer="layout" svg:width="3.1cm" svg:height="0.599cm" svg:x="25.7cm" svg:y="3.5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2.38cm" svg:height="1.294cm" svg:x="4.92cm" svg:y="10.706cm">
          <text:p text:style-name="P2"><text:span text:style-name="T5">Pose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draw:layer="layout" svg:width="2.5cm" svg:height="0.599cm" svg:x="3.6cm" svg:y="17.1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cm" svg:height="0.599cm" svg:x="3.6cm" svg:y="17.183cm">
          <text:p text:style-name="P5"><text:span text:style-name="T3">Propios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cm" svg:height="1.418cm" svg:x="6.5cm" svg:y="17.682cm">
          <draw:text-box>
            <text:p text:style-name="P3"><text:span text:style-name="T2">NºHabitaciones (Int)</text:span></text:p>
            <text:p text:style-name="P3"><text:span text:style-name="T2">Baños (Int)</text:span></text:p>
            <text:p text:style-name="P3"><text:span text:style-name="T2">Garaje (Bool)</text:span></text:p>
          </draw:text-box>
        </draw:frame>
        <draw:custom-shape draw:style-name="gr5" draw:text-style-name="P6" xml:id="id2" draw:id="id2" draw:layer="layout" svg:width="4cm" svg:height="0.599cm" svg:x="6.5cm" svg:y="17.083cm">
          <text:p text:style-name="P5"><text:span text:style-name="T3">Piso</text:span></text:p>
          <draw:enhanced-geometry svg:viewBox="0 0 21600 21600" draw:type="rectangle" draw:enhanced-path="M 0 0 L 21600 0 21600 21600 0 21600 0 0 Z N"/>
        </draw:custom-shape>
        <draw:frame draw:style-name="gr11" draw:text-style-name="P4" xml:id="id6" draw:id="id6" draw:layer="layout" svg:width="2.5cm" svg:height="1.204cm" svg:x="4.865cm" svg:y="8.056cm">
          <draw:text-box>
            <text:p/>
          </draw:text-box>
        </draw:frame>
        <draw:custom-shape draw:style-name="gr5" draw:text-style-name="P6" xml:id="id7" draw:id="id7" draw:layer="layout" svg:width="2.5cm" svg:height="0.515cm" svg:x="4.865cm" svg:y="7.541cm">
          <text:p text:style-name="P5"><text:span text:style-name="T3">Propietario</text:span></text:p>
          <draw:enhanced-geometry svg:viewBox="0 0 21600 21600" draw:type="rectangle" draw:enhanced-path="M 0 0 L 21600 0 21600 21600 0 21600 0 0 Z N"/>
        </draw:custom-shape>
        <draw:frame draw:style-name="gr12" draw:text-style-name="P4" xml:id="id13" draw:id="id13" draw:layer="layout" svg:width="3.1cm" svg:height="1.204cm" svg:x="10.2cm" svg:y="8cm">
          <draw:text-box>
            <text:p/>
          </draw:text-box>
        </draw:frame>
        <draw:custom-shape draw:style-name="gr5" draw:text-style-name="P6" xml:id="id10" draw:id="id10" draw:layer="layout" svg:width="3.1cm" svg:height="0.599cm" svg:x="10.2cm" svg:y="7.401cm">
          <text:p text:style-name="P5"><text:span text:style-name="T3">Cliente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1cm" svg:height="1.418cm" svg:x="11.4cm" svg:y="17.583cm">
          <draw:text-box>
            <text:p text:style-name="P3"><text:span text:style-name="T2">NºHabitaciones (Int)</text:span></text:p>
            <text:p text:style-name="P3"><text:span text:style-name="T2">Baños (Int)</text:span></text:p>
            <text:p text:style-name="P3"><text:span text:style-name="T2">Garaje (Bool)</text:span></text:p>
          </draw:text-box>
        </draw:frame>
        <draw:custom-shape draw:style-name="gr5" draw:text-style-name="P6" xml:id="id3" draw:id="id3" draw:layer="layout" svg:width="4.1cm" svg:height="0.599cm" svg:x="11.4cm" svg:y="16.983cm">
          <text:p text:style-name="P5"><text:span text:style-name="T3">Casa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8" draw:id="id8" draw:layer="layout" svg:width="0.5cm" svg:height="0.5cm" svg:x="11.9cm" svg:y="6.3cm">
          <text:p text:style-name="P2"><text:span text:style-name="T2">o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8" draw:text-style-name="P2" draw:layer="layout" draw:type="line" svg:x1="12.527cm" svg:y1="16.11cm" svg:x2="8.5cm" svg:y2="17.083cm" draw:start-shape="id1" draw:start-glue-point="7" draw:end-shape="id2" draw:end-glue-point="0" svg:d="M12527 16110l-4027 973" svg:viewBox="0 0 4028 974">
          <text:p/>
        </draw:connector>
        <draw:connector draw:style-name="gr8" draw:text-style-name="P2" draw:layer="layout" draw:type="line" svg:x1="12.75cm" svg:y1="16.183cm" svg:x2="13.45cm" svg:y2="16.983cm" draw:start-shape="id1" draw:start-glue-point="8" draw:end-shape="id3" draw:end-glue-point="0" svg:d="M12750 16183l700 800" svg:viewBox="0 0 701 801">
          <text:p/>
        </draw:connector>
        <draw:connector draw:style-name="gr13" draw:text-style-name="P2" draw:layer="layout" draw:type="line" svg:x1="12.75cm" svg:y1="15.289cm" svg:x2="12.75cm" svg:y2="15.683cm" draw:start-shape="id4" draw:start-glue-point="2" draw:end-shape="id1" draw:end-glue-point="4" svg:d="M12750 15289v394" svg:viewBox="0 0 1 395">
          <text:p/>
        </draw:connector>
        <draw:custom-shape draw:style-name="gr7" draw:text-style-name="P1" xml:id="id26" draw:id="id26" draw:layer="layout" svg:width="2.38cm" svg:height="1.294cm" svg:x="25.5cm" svg:y="9.5cm">
          <text:p text:style-name="P2"><text:span text:style-name="T5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12" draw:id="id12" draw:layer="layout" svg:width="2.38cm" svg:height="1.294cm" svg:x="11.12cm" svg:y="10.106cm">
          <draw:glue-point draw:id="8" svg:x="2.899cm" svg:y="-1.955cm"/>
          <text:p text:style-name="P2"><text:span text:style-name="T5">Alquiler</text:span></text:p>
          <text:p text:style-name="P2"><text:span text:style-name="T5">Comp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23" draw:id="id23" draw:layer="layout" svg:width="2.38cm" svg:height="1.294cm" svg:x="14.5cm" svg:y="7.206cm">
          <text:p text:style-name="P2"><text:span text:style-name="T5">Realiz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21" draw:id="id21" draw:layer="layout" svg:width="1.88cm" svg:height="1.294cm" svg:x="19.5cm" svg:y="15.125cm">
          <text:p text:style-name="P2"><text:span text:style-name="T5">Es Visitad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6.11cm" svg:y1="10.706cm" svg:x2="6.115cm" svg:y2="9.26cm" draw:start-shape="id5" draw:start-glue-point="4" draw:end-shape="id6" draw:end-glue-point="2" svg:d="M6110 10706v-723h5v-723" svg:viewBox="0 0 6 1447">
          <text:p/>
        </draw:connector>
        <draw:connector draw:style-name="gr15" draw:text-style-name="P2" draw:layer="layout" svg:x1="6.11cm" svg:y1="12cm" svg:x2="10.8cm" svg:y2="13.988cm" draw:start-shape="id5" draw:start-glue-point="6" draw:end-shape="id4" draw:end-glue-point="3" svg:d="M6110 12000v1988h4690" svg:viewBox="0 0 4691 1989">
          <text:p/>
        </draw:connector>
        <draw:frame draw:style-name="gr16" draw:layer="layout" svg:width="1cm" svg:height="1cm" svg:x="10.9cm" svg:y="9.3cm">
          <draw:text-box>
            <text:p>N</text:p>
          </draw:text-box>
        </draw:frame>
        <draw:frame draw:style-name="gr17" draw:layer="layout" svg:width="1cm" svg:height="0.963cm" svg:x="9.7cm" svg:y="12.837cm">
          <draw:text-box>
            <text:p>N</text:p>
          </draw:text-box>
        </draw:frame>
        <draw:frame draw:style-name="gr4" draw:text-style-name="P4" xml:id="id9" draw:id="id9" draw:layer="layout" svg:width="3.6cm" svg:height="2.991cm" svg:x="10.4cm" svg:y="2.998cm">
          <draw:text-box>
            <text:p text:style-name="P3"><text:span text:style-name="T6">idPersona</text:span></text:p>
            <text:p text:style-name="P3"><text:span text:style-name="T7">DNI (String)</text:span></text:p>
            <text:p text:style-name="P3"><text:span text:style-name="T2">Nombre </text:span><text:span text:style-name="T7">(String)</text:span></text:p>
            <text:p text:style-name="P3"><text:span text:style-name="T2">Apellidos </text:span><text:span text:style-name="T7">(String)</text:span></text:p>
            <text:p text:style-name="P3"><text:span text:style-name="T2">Direccion </text:span><text:span text:style-name="T7">(String)</text:span></text:p>
            <text:p text:style-name="P3"><text:span text:style-name="T2">Teléfono1 </text:span><text:span text:style-name="T7">(String)</text:span></text:p>
            <text:p text:style-name="P3"><text:span text:style-name="T7">Teléfono2 (String)</text:span></text:p>
          </draw:text-box>
        </draw:frame>
        <draw:custom-shape draw:style-name="gr5" draw:text-style-name="P6" draw:layer="layout" svg:width="3.6cm" svg:height="0.599cm" svg:x="10.4cm" svg:y="2.399cm">
          <text:p text:style-name="P5"><text:span text:style-name="T3">Persona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6.115cm" svg:y1="7.541cm" svg:x2="11.9cm" svg:y2="6.55cm" draw:start-shape="id7" draw:start-glue-point="0" draw:end-shape="id8" draw:end-glue-point="6" svg:d="M6115 7541l5785-991" svg:viewBox="0 0 5786 992">
          <text:p/>
        </draw:connector>
        <draw:connector draw:style-name="gr13" draw:text-style-name="P2" draw:layer="layout" draw:type="line" svg:x1="12.15cm" svg:y1="6.3cm" svg:x2="12.2cm" svg:y2="5.989cm" draw:start-shape="id8" draw:start-glue-point="4" draw:end-shape="id9" svg:d="M12150 6300l50-311" svg:viewBox="0 0 51 312">
          <text:p/>
        </draw:connector>
        <draw:connector draw:style-name="gr8" draw:text-style-name="P2" draw:layer="layout" draw:type="line" svg:x1="12.15cm" svg:y1="6.8cm" svg:x2="11.75cm" svg:y2="7.401cm" draw:start-shape="id8" draw:start-glue-point="8" draw:end-shape="id10" draw:end-glue-point="0" svg:d="M12150 6800l-400 601" svg:viewBox="0 0 401 602">
          <text:p/>
        </draw:connector>
        <draw:path draw:style-name="gr8" draw:text-style-name="P2" draw:layer="layout" svg:width="1.057cm" svg:height="0.506cm" svg:x="9.014cm" svg:y="6.564cm" svg:viewBox="0 0 1058 507" svg:d="M0 0c285 188 521 555 919 502h139">
          <text:p/>
        </draw:path>
        <draw:custom-shape draw:style-name="gr10" draw:text-style-name="P6" draw:layer="layout" svg:width="3.1cm" svg:height="0.599cm" svg:x="16.4cm" svg:y="17.197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1cm" svg:height="1.204cm" svg:x="16.4cm" svg:y="17.796cm">
          <draw:text-box>
            <text:p/>
          </draw:text-box>
        </draw:frame>
        <draw:custom-shape draw:style-name="gr5" draw:text-style-name="P6" xml:id="id19" draw:id="id19" draw:layer="layout" svg:width="3.1cm" svg:height="0.599cm" svg:x="16.4cm" svg:y="17.197cm">
          <text:p text:style-name="P5"><text:span text:style-name="T3">Garaje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5cm" svg:height="1.204cm" svg:x="3.6cm" svg:y="17.783cm">
          <draw:text-box>
            <text:p/>
          </draw:text-box>
        </draw:frame>
        <draw:custom-shape draw:style-name="gr5" draw:text-style-name="P6" xml:id="id11" draw:id="id11" draw:layer="layout" svg:width="2.5cm" svg:height="0.599cm" svg:x="3.6cm" svg:y="17.184cm">
          <text:p text:style-name="P5"><text:span text:style-name="T3">Terreno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0.5cm" svg:height="0.5cm" svg:x="27.96cm" svg:y="6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8" draw:text-style-name="P2" draw:layer="layout" draw:type="line" svg:x1="4.85cm" svg:y1="17.184cm" svg:x2="12.435cm" svg:y2="15.933cm" draw:start-shape="id11" draw:start-glue-point="0" draw:end-shape="id1" draw:end-glue-point="6" svg:d="M4850 17184l7585-1251" svg:viewBox="0 0 7586 1252">
          <text:p/>
        </draw:connector>
        <draw:path draw:style-name="gr8" draw:text-style-name="P2" draw:layer="layout" svg:width="0.862cm" svg:height="0.667cm" svg:x="7.937cm" svg:y="16.183cm" svg:viewBox="0 0 863 668" svg:d="M0 0c-16 378 366 622 696 668l167-55">
          <text:p/>
        </draw:path>
        <draw:connector draw:style-name="gr14" draw:text-style-name="P2" draw:layer="layout" svg:x1="12.31cm" svg:y1="10.106cm" svg:x2="11.75cm" svg:y2="9.204cm" draw:start-shape="id12" draw:start-glue-point="4" draw:end-shape="id13" draw:end-glue-point="2" svg:d="M12310 10106v-451h-560v-451" svg:viewBox="0 0 561 903">
          <text:p/>
        </draw:connector>
        <draw:connector draw:style-name="gr18" draw:text-style-name="P2" draw:layer="layout" svg:x1="12.31cm" svg:y1="11.4cm" svg:x2="12.75cm" svg:y2="12.083cm" draw:start-shape="id12" draw:start-glue-point="6" draw:end-shape="id14" draw:end-glue-point="0" svg:d="M12310 11400v342h440v341" svg:viewBox="0 0 441 684">
          <text:p/>
        </draw:connector>
        <draw:custom-shape draw:style-name="gr7" draw:text-style-name="P9" xml:id="id16" draw:id="id16" draw:layer="layout" svg:width="2.5cm" svg:height="0.5cm" svg:x="8.2cm" svg:y="11cm">
          <text:p text:style-name="P3"><text:span text:style-name="T2">Fecha_Fin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8" draw:text-style-name="P2" draw:layer="layout" draw:type="line" svg:x1="10.305cm" svg:y1="10.115cm" svg:x2="11.12cm" svg:y2="10.753cm" draw:start-shape="id15" draw:start-glue-point="9" draw:end-shape="id12" draw:end-glue-point="5" svg:d="M10305 10115l815 638" svg:viewBox="0 0 816 639">
          <text:p/>
        </draw:connector>
        <draw:connector draw:style-name="gr8" draw:text-style-name="P2" draw:layer="layout" draw:type="line" svg:x1="10.335cm" svg:y1="11.073cm" svg:x2="11.12cm" svg:y2="10.753cm" draw:start-shape="id16" draw:start-glue-point="11" draw:end-shape="id12" draw:end-glue-point="5" svg:d="M10335 11073l785-320" svg:viewBox="0 0 786 321">
          <text:p/>
        </draw:connector>
        <draw:frame draw:style-name="gr19" draw:layer="layout" svg:width="1cm" svg:height="0.963cm" svg:x="12.8cm" svg:y="11.3cm">
          <draw:text-box>
            <text:p>N</text:p>
          </draw:text-box>
        </draw:frame>
        <draw:path draw:style-name="gr8" draw:text-style-name="P2" draw:layer="layout" svg:width="0.862cm" svg:height="0.667cm" svg:x="10.022cm" svg:y="16.219cm" svg:viewBox="0 0 863 668" svg:d="M0 0c-16 378 366 622 696 668l167-55">
          <text:p/>
        </draw:path>
        <draw:custom-shape draw:style-name="gr10" draw:text-style-name="P6" draw:layer="layout" svg:width="3.8cm" svg:height="0.599cm" svg:x="20.9cm" svg:y="7.2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18" draw:id="id18" draw:layer="layout" svg:width="3.8cm" svg:height="0.917cm" svg:x="20.9cm" svg:y="7.799cm">
          <draw:text-box>
            <text:p text:style-name="P3"><text:span text:style-name="T2">NumeroSS </text:span><text:span text:style-name="T7">(String)</text:span></text:p>
          </draw:text-box>
        </draw:frame>
        <draw:custom-shape draw:style-name="gr5" draw:text-style-name="P6" xml:id="id17" draw:id="id17" draw:layer="layout" svg:width="3.8cm" svg:height="0.599cm" svg:x="20.9cm" svg:y="7.2cm">
          <text:p text:style-name="P5"><text:span text:style-name="T3">Empleado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2.4cm" svg:y1="6.55cm" svg:x2="22.8cm" svg:y2="7.2cm" draw:start-shape="id8" draw:start-glue-point="10" draw:end-shape="id17" draw:end-glue-point="0" svg:d="M12400 6550l10400 650" svg:viewBox="0 0 10401 651">
          <text:p/>
        </draw:connector>
        <draw:path draw:style-name="gr8" draw:text-style-name="P2" draw:layer="layout" svg:width="0.93cm" svg:height="0.712cm" svg:x="19.269cm" svg:y="6.587cm" svg:viewBox="0 0 931 713" svg:d="M0 698c296-84 698 253 855-388l76-310">
          <text:p/>
        </draw:path>
        <draw:frame draw:style-name="gr19" draw:layer="layout" svg:width="1cm" svg:height="0.963cm" svg:x="4.8cm" svg:y="9.037cm">
          <draw:text-box>
            <text:p>1</text:p>
          </draw:text-box>
        </draw:frame>
        <draw:path draw:style-name="gr8" draw:text-style-name="P2" draw:layer="layout" svg:width="0.759cm" svg:height="1.078cm" draw:transform="skewX (0.112748269678834) rotate (-0.971973860435643) translate (12.2007895297623cm 6.42070775594455cm)" svg:viewBox="0 0 760 1079" svg:d="M0 1036c385 177 618-227 760-510l-98-416-174-110">
          <text:p/>
        </draw:path>
        <draw:connector draw:style-name="gr14" draw:text-style-name="P2" draw:layer="layout" svg:x1="22.8cm" svg:y1="8.716cm" svg:x2="13.5cm" svg:y2="10.753cm" draw:start-shape="id18" draw:start-glue-point="2" draw:end-shape="id12" draw:end-glue-point="7" svg:d="M22800 8716v2037h-9300" svg:viewBox="0 0 9301 2038">
          <text:p/>
        </draw:connector>
        <draw:frame draw:style-name="gr16" draw:layer="layout" svg:width="1cm" svg:height="1cm" svg:x="23.1cm" svg:y="9cm">
          <draw:text-box>
            <text:p>1</text:p>
          </draw:text-box>
        </draw:frame>
        <draw:custom-shape draw:style-name="gr10" draw:text-style-name="P6" draw:layer="layout" svg:width="3.1cm" svg:height="0.599cm" svg:x="20.4cm" svg:y="17.19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1cm" svg:height="1.029cm" svg:x="20.4cm" svg:y="17.796cm">
          <draw:text-box>
            <text:p text:style-name="P3"><text:span text:style-name="T2">Agua (Bool)</text:span></text:p>
            <text:p text:style-name="P3"><text:span text:style-name="T2">Luz (Bool)</text:span><text:span text:style-name="T2"><text:tab/></text:span></text:p>
          </draw:text-box>
        </draw:frame>
        <draw:custom-shape draw:style-name="gr5" draw:text-style-name="P6" xml:id="id20" draw:id="id20" draw:layer="layout" svg:width="3.1cm" svg:height="0.599cm" svg:x="20.4cm" svg:y="17.197cm">
          <text:p text:style-name="P5"><text:span text:style-name="T3">Bajo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7cm" svg:height="1.418cm" svg:x="24.5cm" svg:y="12.796cm">
          <draw:text-box>
            <text:p text:style-name="P3"><text:span text:style-name="T2">IdPersonaEmpleado</text:span></text:p>
            <text:p text:style-name="P3"><text:span text:style-name="T2">Usuario</text:span></text:p>
            <text:p text:style-name="P3"><text:span text:style-name="T2">Clave</text:span></text:p>
          </draw:text-box>
        </draw:frame>
        <draw:custom-shape draw:style-name="gr5" draw:text-style-name="P6" xml:id="id27" draw:id="id27" draw:layer="layout" svg:width="3.7cm" svg:height="0.599cm" svg:x="24.5cm" svg:y="12.197cm">
          <text:p text:style-name="P5"><text:span text:style-name="T3">Login</text:span></text:p>
          <draw:enhanced-geometry svg:viewBox="0 0 21600 21600" draw:type="rectangle" draw:enhanced-path="M 0 0 L 21600 0 21600 21600 0 21600 0 0 Z N"/>
        </draw:custom-shape>
        <draw:frame draw:style-name="gr20" draw:text-style-name="P4" xml:id="id22" draw:id="id22" draw:layer="layout" svg:width="3.9cm" svg:height="2.281cm" svg:x="18.1cm" svg:y="12cm">
          <draw:text-box>
            <text:p text:style-name="P3"><text:span text:style-name="T1">idVisita</text:span></text:p>
            <text:p text:style-name="P3"><text:span text:style-name="T1">IdInmueble</text:span></text:p>
            <text:p text:style-name="P3"><text:span text:style-name="T1">IdPersonaEmpleado</text:span></text:p>
            <text:p text:style-name="P3"><text:span text:style-name="T1">IdPersonaCliente</text:span></text:p>
            <text:p text:style-name="P3"><text:span text:style-name="T1">Fecha_Hora</text:span></text:p>
          </draw:text-box>
        </draw:frame>
        <draw:custom-shape draw:style-name="gr5" draw:text-style-name="P6" xml:id="id24" draw:id="id24" draw:layer="layout" svg:width="3.9cm" svg:height="0.566cm" svg:x="18.1cm" svg:y="11.5cm">
          <draw:glue-point draw:id="4" svg:x="-3.62cm" svg:y="-5cm" draw:escape-direction="up"/>
          <draw:glue-point draw:id="5" svg:x="3.275cm" svg:y="-5cm"/>
          <text:p text:style-name="P5"><text:span text:style-name="T3">Visita</text:span></text:p>
          <draw:enhanced-geometry svg:viewBox="0 0 21600 21600" draw:type="rectangle" draw:enhanced-path="M 0 0 L 21600 0 21600 21600 0 21600 0 0 Z N"/>
        </draw:custom-shape>
        <draw:path draw:style-name="gr8" draw:text-style-name="P2" draw:layer="layout" svg:width="0.759cm" svg:height="1.078cm" draw:transform="skewX (0.112748269678834) rotate (-0.971973860435643) translate (13.4017895297623cm 16.0207077559446cm)" svg:viewBox="0 0 760 1079" svg:d="M0 1036c385 177 618-227 760-510l-98-416-174-110">
          <text:p/>
        </draw:path>
        <draw:connector draw:style-name="gr8" draw:text-style-name="P2" draw:layer="layout" draw:type="line" svg:x1="12.973cm" svg:y1="16.11cm" svg:x2="17.95cm" svg:y2="17.197cm" draw:start-shape="id1" draw:start-glue-point="9" draw:end-shape="id19" draw:end-glue-point="0" svg:d="M12973 16110l4977 1087" svg:viewBox="0 0 4978 1088">
          <text:p/>
        </draw:connector>
        <draw:connector draw:style-name="gr8" draw:text-style-name="P2" draw:layer="layout" draw:type="line" svg:x1="13.065cm" svg:y1="15.933cm" svg:x2="21.95cm" svg:y2="17.197cm" draw:start-shape="id1" draw:start-glue-point="10" draw:end-shape="id20" draw:end-glue-point="0" svg:d="M13065 15933l8885 1264" svg:viewBox="0 0 8886 1265">
          <text:p/>
        </draw:connector>
        <draw:path draw:style-name="gr8" draw:text-style-name="P2" draw:layer="layout" svg:width="0.93cm" svg:height="0.512cm" svg:x="14.87cm" svg:y="16.288cm" svg:viewBox="0 0 931 513" svg:d="M0 502c296-60 698 182 855-279l76-223">
          <text:p/>
        </draw:path>
        <draw:path draw:style-name="gr8" draw:text-style-name="P2" draw:layer="layout" svg:width="0.93cm" svg:height="0.512cm" svg:x="18.171cm" svg:y="16.389cm" svg:viewBox="0 0 931 513" svg:d="M0 502c296-60 698 182 855-279l76-223">
          <text:p/>
        </draw:path>
        <draw:custom-shape draw:style-name="gr7" draw:text-style-name="P1" xml:id="id25" draw:id="id25" draw:layer="layout" svg:width="2.38cm" svg:height="1.294cm" svg:x="17.5cm" svg:y="7.3cm">
          <text:p text:style-name="P2"><text:span text:style-name="T5">Concier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2" draw:layer="layout" svg:x1="19.5cm" svg:y1="15.772cm" svg:x2="14.7cm" svg:y2="13.527cm" draw:start-shape="id21" draw:start-glue-point="5" draw:end-shape="id4" draw:end-glue-point="4" svg:d="M19500 15772h-2400v-2245h-2400" svg:viewBox="0 0 4801 2246">
          <text:p/>
        </draw:connector>
        <draw:connector draw:style-name="gr18" draw:text-style-name="P2" draw:layer="layout" svg:x1="20.44cm" svg:y1="15.125cm" svg:x2="20.05cm" svg:y2="14.281cm" draw:start-shape="id21" draw:start-glue-point="4" draw:end-shape="id22" draw:end-glue-point="2" svg:d="M20440 15125v-422h-390v-422" svg:viewBox="0 0 391 845">
          <text:p/>
        </draw:connector>
        <draw:frame draw:style-name="gr17" draw:layer="layout" svg:width="1cm" svg:height="0.963cm" svg:x="13.3cm" svg:y="8.7cm">
          <draw:text-box>
            <text:p>1</text:p>
          </draw:text-box>
        </draw:frame>
        <draw:frame draw:style-name="gr21" draw:layer="layout" svg:width="0.9cm" svg:height="0.963cm" svg:x="17.2cm" svg:y="11cm">
          <draw:text-box>
            <text:p>N</text:p>
          </draw:text-box>
        </draw:frame>
        <draw:connector draw:style-name="gr18" draw:text-style-name="P2" draw:layer="layout" svg:x1="14.5cm" svg:y1="7.853cm" svg:x2="13.3cm" svg:y2="8.602cm" draw:start-shape="id23" draw:start-glue-point="5" draw:end-shape="id13" draw:end-glue-point="1" svg:d="M14500 7853h-600v749h-600" svg:viewBox="0 0 1201 750">
          <text:p/>
        </draw:connector>
        <draw:connector draw:style-name="gr18" draw:text-style-name="P2" draw:layer="layout" svg:x1="15.69cm" svg:y1="8.5cm" svg:x2="18.639cm" svg:y2="11.5cm" draw:start-shape="id23" draw:start-glue-point="6" draw:end-shape="id24" draw:end-glue-point="4" svg:d="M15690 8500v1501h2949v1499" svg:viewBox="0 0 2950 3001">
          <text:p/>
        </draw:connector>
        <draw:connector draw:style-name="gr18" draw:text-style-name="P2" draw:layer="layout" draw:line-skew="-0.548cm" svg:x1="18.69cm" svg:y1="8.594cm" svg:x2="21.327cm" svg:y2="11.5cm" draw:start-shape="id25" draw:start-glue-point="6" draw:end-shape="id24" draw:end-glue-point="5" svg:d="M18690 8594v906h2637v2000" svg:viewBox="0 0 2638 2907">
          <text:p/>
        </draw:connector>
        <draw:connector draw:style-name="gr14" draw:text-style-name="P2" draw:layer="layout" draw:line-skew="-0.191cm" svg:x1="19.88cm" svg:y1="7.947cm" svg:x2="20.9cm" svg:y2="8.257cm" draw:start-shape="id25" draw:start-glue-point="7" draw:end-shape="id18" draw:end-glue-point="3" svg:d="M19880 7947h320v310h700" svg:viewBox="0 0 1021 311">
          <text:p/>
        </draw:connector>
        <draw:frame draw:style-name="gr17" draw:layer="layout" svg:width="1cm" svg:height="0.963cm" svg:x="20.5cm" svg:y="8.801cm">
          <draw:text-box>
            <text:p>1</text:p>
          </draw:text-box>
        </draw:frame>
        <draw:frame draw:style-name="gr17" draw:layer="layout" svg:width="1cm" svg:height="0.963cm" svg:x="14.7cm" svg:y="12.302cm">
          <draw:text-box>
            <text:p>1</text:p>
          </draw:text-box>
        </draw:frame>
        <draw:frame draw:style-name="gr22" draw:layer="layout" svg:width="1cm" svg:height="0.963cm" svg:x="17.7cm" svg:y="8.601cm">
          <draw:text-box>
            <text:p>N</text:p>
          </draw:text-box>
        </draw:frame>
        <draw:frame draw:style-name="gr23" draw:layer="layout" svg:width="1cm" svg:height="1.088cm" svg:x="20.9cm" svg:y="14.5cm">
          <draw:text-box>
            <text:p>N</text:p>
          </draw:text-box>
        </draw:frame>
        <draw:frame draw:style-name="gr9" draw:text-style-name="P4" draw:layer="layout" svg:width="3.1cm" svg:height="1.204cm" svg:x="25.4cm" svg:y="2.099cm">
          <draw:text-box>
            <text:p/>
          </draw:text-box>
        </draw:frame>
        <draw:custom-shape draw:style-name="gr10" draw:text-style-name="P6" draw:layer="layout" svg:width="3.1cm" svg:height="0.599cm" svg:x="25.4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8cm" svg:height="1.294cm" svg:x="22.322cm" svg:y="1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2" draw:layer="layout" svg:x1="26.69cm" svg:y1="10.794cm" svg:x2="26.35cm" svg:y2="12.197cm" draw:start-shape="id26" draw:start-glue-point="6" draw:end-shape="id27" draw:end-glue-point="0" svg:d="M26690 10794v702h-340v701" svg:viewBox="0 0 341 1404">
          <text:p/>
        </draw:connector>
        <draw:connector draw:style-name="gr15" draw:text-style-name="P2" draw:layer="layout" svg:x1="26.69cm" svg:y1="9.5cm" svg:x2="24.7cm" svg:y2="8.257cm" draw:start-shape="id26" draw:start-glue-point="4" draw:end-shape="id18" draw:end-glue-point="1" svg:d="M26690 9500v-1243h-1990" svg:viewBox="0 0 1991 1244">
          <text:p/>
        </draw:connector>
        <draw:frame draw:style-name="gr16" draw:layer="layout" svg:width="1cm" svg:height="1cm" svg:x="24.9cm" svg:y="7.2cm">
          <draw:text-box>
            <text:p>1</text:p>
          </draw:text-box>
        </draw:frame>
        <draw:frame draw:style-name="gr16" draw:layer="layout" svg:width="1cm" svg:height="1cm" svg:x="27cm" svg:y="11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gl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textarea-horizontal-align="left" fo:padding-top="0.125cm" fo:padding-bottom="0.125cm" fo:padding-left="0.25cm" fo:padding-right="0.25cm" draw:shadow="hidden" draw:shadow-offset-x="0.1cm" draw:shadow-offset-y="0.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style:text-autospace="none"/>
      <style:text-properties fo:font-size="12pt" fo:language="es" fo:country="ES" style:text-underline-style="solid" style:text-underline-width="auto" style:text-underline-color="font-color" style:language-asian="en" style:country-asian="US" style:font-size-complex="12pt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.5cm" fo:margin-bottom="1.5cm" fo:margin-left="1.5cm" fo:margin-right="1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Windows_x86 LibreOffice_project/3fd416d4c6db7d3204c17ce57a1d70f6e531ee21</meta:generator>
    <meta:creation-date>2007-10-18T18:34:39</meta:creation-date>
    <dc:date>2015-06-14T12:38:04.328000000</dc:date>
    <meta:printed-by>ladministrador</meta:printed-by>
    <meta:print-date>2007-11-29T22:59:54</meta:print-date>
    <meta:editing-cycles>121</meta:editing-cycles>
    <meta:editing-duration>PT20H30M56S</meta:editing-duration>
    <meta:document-statistic meta:object-count="96"/>
    <meta:user-defined meta:name="Info 1"/>
    <meta:user-defined meta:name="Info 2"/>
    <meta:user-defined meta:name="Info 3"/>
    <meta:user-defined meta:name="Info 4"/>
  </office:meta>
</office:document-meta>
</file>